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07b0"/>
    </style:style>
    <style:style style:name="T1" style:family="text">
      <style:text-properties officeooo:rsid="0009eb5e"/>
    </style:style>
    <style:style style:name="T2" style:family="text">
      <style:text-properties fo:font-style="normal" officeooo:rsid="000f740d" style:font-style-asian="normal" style:font-style-complex="normal"/>
    </style:style>
    <style:style style:name="T3" style:family="text">
      <style:text-properties fo:font-style="normal" officeooo:rsid="000fac38" style:font-style-asian="normal" style:font-style-complex="normal"/>
    </style:style>
    <style:style style:name="T4" style:family="text">
      <style:text-properties officeooo:rsid="000a5d56"/>
    </style:style>
    <style:style style:name="T5" style:family="text">
      <style:text-properties officeooo:rsid="000b72c6"/>
    </style:style>
    <style:style style:name="T6" style:family="text">
      <style:text-properties officeooo:rsid="000c8200"/>
    </style:style>
    <style:style style:name="T7" style:family="text">
      <style:text-properties officeooo:rsid="000dfa0b"/>
    </style:style>
    <style:style style:name="T8" style:family="text">
      <style:text-properties officeooo:rsid="000dff43"/>
    </style:style>
    <style:style style:name="T9" style:family="text">
      <style:text-properties officeooo:rsid="000f740d"/>
    </style:style>
    <style:style style:name="T10" style:family="text">
      <style:text-properties officeooo:rsid="000fac38"/>
    </style:style>
    <style:style style:name="T11" style:family="text">
      <style:text-properties officeooo:rsid="00102edb"/>
    </style:style>
    <style:style style:name="T12" style:family="text">
      <style:text-properties officeooo:rsid="0010876c"/>
    </style:style>
    <style:style style:name="T13" style:family="text">
      <style:text-properties officeooo:rsid="0010b6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--- <text:span text:style-name="T1">Beispiel für Partitionen, die in Linux vorhanden sind ---</text:span></text:p>
      <text:p text:style-name="P1">- <text:span text:style-name="T1">sda1 vfat </text:span>/boot/efi</text:p>
      <text:p text:style-name="P1"><text:tab/>→<text:span text:style-name="T1"> Enthält die Partition </text:span><text:span text:style-name="T4">mit dem Verzeichnis /boot, indem sich </text:span><text:span text:style-name="T6">das Dateisystem </text:span></text:p>
      <text:p text:style-name="P1"><text:span text:style-name="T4"><text:tab/><text:tab/></text:span><text:span text:style-name="T6">EFI befindet. Auf diesem EFI-Dateisystem befindet sich </text:span></text:p>
      <text:p text:style-name="P1"><text:span text:style-name="T4"><text:tab/><text:tab/>der efi-bootloader </text:span><text:span text:style-name="T5">und andere efi-Systemdateien.</text:span></text:p>
      <text:p text:style-name="P1"><text:tab/><text:tab/>→<text:span text:style-name="T4"> Die Firmware (BIOS oder UEFI) lädt den efi-bootloader.</text:span></text:p>
      <text:p text:style-name="P1"><text:tab/><text:tab/><text:tab/><text:span text:style-name="T4">In dem bootloader-menü kann dann der kernel ausgewählt werde,</text:span></text:p>
      <text:p text:style-name="P1"><text:tab/><text:tab/><text:tab/><text:span text:style-name="T4">der in den arbeitsspeicher geschrieben werden soll.</text:span></text:p>
      <text:p text:style-name="P1"><text:tab/><text:tab/>→<text:span text:style-name="T6"> </text:span><text:span text:style-name="T7">Das Linux-System mounted </text:span>/boot/efi, <text:span text:style-name="T7">damit Änderungen vorgenommen</text:span></text:p>
      <text:p text:style-name="P1"><text:tab/><text:tab/><text:tab/><text:span text:style-name="T7">werden können.</text:span></text:p>
      <text:p text:style-name="P1"/>
      <text:p text:style-name="P1">- <text:span text:style-name="T8">sda2 ext4 /</text:span></text:p>
      <text:p text:style-name="P1"><text:tab/>→<text:span text:style-name="T8"> Enthält die Linux-Verzeichnisstruktur und wird unter / gemounted.</text:span></text:p>
      <text:p text:style-name="P1"/>
      <text:p text:style-name="P1">- <text:span text:style-name="T12">Befehle um Informationen über Partitionen zu bekommen.</text:span></text:p>
      <text:p text:style-name="P1"><text:tab/>→<text:span text:style-name="T13"> $ </text:span>lsblk </text:p>
      <text:p text:style-name="P1"><text:tab/><text:tab/>→<text:span text:style-name="T13"> </text:span>Dieser Befehl zeigt alle blockorientierten Geräte im System an, einschließlich <text:tab/><text:tab/><text:tab/>Festplatten und Partitionen, sowie deren Größe und Einhängepunkte.</text:p>
      <text:p text:style-name="P1"/>
      <text:p text:style-name="P1"/>
      <text:p text:style-name="P1">--- /<text:span text:style-name="T8">home Verzeichnis auf eine Partition auslagern ---</text:span></text:p>
      <text:p text:style-name="P1">- /<text:span text:style-name="T8">home muss sich nicht in der selben Partition wie sda2 befinden.</text:span></text:p>
      <text:p text:style-name="P1"><text:tab/>→<text:span text:style-name="T8"> /home kann sich auf einer anderen Partition befinden und beim Systemstart</text:span></text:p>
      <text:p text:style-name="P1"><text:tab/><text:tab/><text:span text:style-name="T8">in die Linux-Verzeichnisstruktur gemounted werden.</text:span></text:p>
      <text:p text:style-name="P1"><text:tab/><text:tab/>→<text:span text:style-name="T9"> Dabei muss die Partition und der Punkt, an dem /home gemounted werden soll,</text:span></text:p>
      <text:p text:style-name="P1"><text:tab/><text:tab/><text:tab/><text:span text:style-name="T9">in der Datei </text:span>/etc/fstab<text:span text:style-name="T2"> eingetragen werden.</text:span></text:p>
      <text:p text:style-name="P1"/>
      <text:p text:style-name="P1"><text:span text:style-name="T2">- </text:span><text:span text:style-name="T3">Kopieren der Dateien aus /home in bspw. /mnt/newhome</text:span></text:p>
      <text:p text:style-name="P1"><text:span text:style-name="T3"><text:tab/>→ $ sudo cp </text:span>-ax home/. /mnt/newhome/.</text:p>
      <text:p text:style-name="P1"><text:tab/><text:tab/>→<text:span text:style-name="T10"> a = achive (Attribute wie Rechte werden mit kopiert).</text:span></text:p>
      <text:p text:style-name="P1"><text:tab/><text:tab/>→<text:span text:style-name="T10"> x = <text:s/></text:span><text:span text:style-name="T11">nicht notwendig, wenn das Ziel das selbe Dateisystem beinhaltet.</text:span></text:p>
      <text:p text:style-name="P1"><text:tab/><text:tab/>→<text:span text:style-name="T12"> . = wählt das aktuelle Verzeichnis aus damit die Dateien und nicht das </text:span></text:p>
      <text:p text:style-name="P1"><text:tab/><text:tab/><text:tab/><text:span text:style-name="T12">Verzeichnis /home kopiert wir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3:22:17.095724299</meta:creation-date>
    <meta:generator>LibreOffice/7.4.6.2$Linux_X86_64 LibreOffice_project/40$Build-2</meta:generator>
    <dc:date>2023-03-19T12:42:05.092524606</dc:date>
    <meta:editing-duration>PT45M40S</meta:editing-duration>
    <meta:editing-cycles>8</meta:editing-cycles>
    <meta:document-statistic meta:table-count="0" meta:image-count="0" meta:object-count="0" meta:page-count="1" meta:paragraph-count="27" meta:word-count="229" meta:character-count="1533" meta:non-whitespace-character-count="1283"/>
  </office:meta>
</office:document-meta>
</file>